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748cm" fo:margin-left="0.143cm" fo:margin-right="0.109cm" fo:margin-top="0cm" fo:margin-bottom="0cm" table:align="margins" style:writing-mode="lr-tb"/>
    </style:style>
    <style:style style:name="Tabelle1.A" style:family="table-column">
      <style:table-column-properties style:column-width="3.466cm" style:rel-column-width="1965*"/>
    </style:style>
    <style:style style:name="Tabelle1.B" style:family="table-column">
      <style:table-column-properties style:column-width="5.662cm" style:rel-column-width="3210*"/>
    </style:style>
    <style:style style:name="Tabelle1.C" style:family="table-column">
      <style:table-column-properties style:column-width="7.62cm" style:rel-column-width="4320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List_20_Paragraph" style:list-style-name="WWNum9">
      <style:paragraph-properties fo:margin-top="0cm" fo:margin-bottom="0cm" fo:line-height="100%"/>
      <style:text-properties fo:font-size="10pt" style:font-size-asian="10pt" style:font-size-complex="10pt"/>
    </style:style>
    <style:style style:name="P2" style:family="paragraph" style:parent-style-name="List_20_Paragraph" style:list-style-name="WWNum8">
      <style:paragraph-properties fo:margin-top="0cm" fo:margin-bottom="0cm" fo:line-height="100%"/>
      <style:text-properties fo:font-size="10pt" style:font-size-asian="10pt" style:font-size-complex="10pt"/>
    </style:style>
    <style:style style:name="P3" style:family="paragraph" style:parent-style-name="List_20_Paragraph" style:list-style-name="WWNum3">
      <style:paragraph-properties fo:margin-top="0cm" fo:margin-bottom="0cm" fo:line-height="100%"/>
      <style:text-properties fo:font-size="10pt" style:font-size-asian="10pt" style:font-size-complex="10pt"/>
    </style:style>
    <style:style style:name="P4" style:family="paragraph" style:parent-style-name="List_20_Paragraph" style:list-style-name="WWNum7">
      <style:paragraph-properties fo:margin-top="0cm" fo:margin-bottom="0cm" fo:line-height="100%"/>
      <style:text-properties fo:font-size="10pt" style:font-size-asian="10pt" style:font-size-complex="10pt"/>
    </style:style>
    <style:style style:name="P5" style:family="paragraph" style:parent-style-name="List_20_Paragraph" style:list-style-name="WWNum5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List_20_Paragraph" style:list-style-name="WWNum10">
      <style:paragraph-properties fo:margin-top="0cm" fo:margin-bottom="0cm" fo:line-height="100%"/>
      <style:text-properties fo:font-size="10pt" style:font-size-asian="10pt" style:font-size-complex="10pt"/>
    </style:style>
    <style:style style:name="P7" style:family="paragraph" style:parent-style-name="List_20_Paragraph" style:list-style-name="WWNum6">
      <style:paragraph-properties fo:margin-top="0cm" fo:margin-bottom="0cm" fo:line-height="100%"/>
      <style:text-properties fo:font-size="10pt" style:font-size-asian="10pt" style:font-size-complex="10pt"/>
    </style:style>
    <style:style style:name="P8" style:family="paragraph" style:parent-style-name="List_20_Paragraph" style:list-style-name="WWNum4">
      <style:paragraph-properties fo:margin-top="0cm" fo:margin-bottom="0cm" fo:line-height="100%"/>
      <style:text-properties fo:font-size="10pt" style:font-size-asian="10pt" style:font-size-complex="10pt"/>
    </style:style>
    <style:style style:name="P9" style:family="paragraph" style:parent-style-name="List_20_Paragraph">
      <style:paragraph-properties fo:margin-top="0cm" fo:margin-bottom="0cm" fo:line-height="100%"/>
      <style:text-properties fo:font-size="6pt" style:font-size-asian="6pt" style:font-size-complex="6pt"/>
    </style:style>
    <style:style style:name="P10" style:family="paragraph" style:parent-style-name="List_20_Paragraph">
      <style:paragraph-properties fo:margin-top="0cm" fo:margin-bottom="0cm" fo:line-height="100%"/>
      <style:text-properties fo:font-size="6pt" fo:language="en" fo:country="US" style:font-size-asian="6pt" style:font-size-complex="6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/>
      <style:text-properties fo:font-size="6pt" style:font-size-asian="6pt" style:font-size-complex="6pt"/>
    </style:style>
    <style:style style:name="P1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font-size="10pt" fo:language="en" fo:country="US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Schnittstellen der Klassen <text:s text:c="128"/></text:span><text:span text:style-name="T1"><text:s/></text:span><text:span text:style-name="T3">(d.h. Angabe aller öffentlichen Attribute und Signaturen der öffentlichen Methoden)</text:span></text:p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6">Klasse</text:p>
          </table:table-cell>
          <table:table-cell table:style-name="Tabelle1.A1" office:value-type="string">
            <text:p text:style-name="P16">Öffentliche Attribute</text:p>
          </table:table-cell>
          <table:table-cell table:style-name="Tabelle1.A1" office:value-type="string">
            <text:p text:style-name="P16">Öffentliche Methoden</text:p>
          </table:table-cell>
        </table:table-row>
        <table:table-row table:style-name="Tabelle1.1">
          <table:table-cell table:style-name="Tabelle1.A1" office:value-type="string">
            <text:p text:style-name="P14">Raumschiff (Model)</text:p>
          </table:table-cell>
          <table:table-cell table:style-name="Tabelle1.A1" office:value-type="string">
            <text:p text:style-name="P15">/ (alle Attribute sind private)</text:p>
            <text:p text:style-name="P15"/>
          </table:table-cell>
          <table:table-cell table:style-name="Tabelle1.A1" office:value-type="string">
            <text:list xml:id="list4879809785882741869" text:style-name="WWNum4">
              <text:list-item>
                <text:p text:style-name="P8">int getX()</text:p>
              </text:list-item>
              <text:list-item>
                <text:p text:style-name="P8">int getY()</text:p>
              </text:list-item>
              <text:list-item>
                <text:p text:style-name="P8">void reset()</text:p>
              </text:list-item>
              <text:list-item>
                <text:p text:style-name="P8">void anmelden(ModelBeobachter)</text:p>
              </text:list-item>
              <text:list-item>
                <text:p text:style-name="P8">void abmelden(ModelBeobachter)</text:p>
              </text:list-item>
              <text:list-item>
                <text:p text:style-name="P8">void alleInformieren()</text:p>
              </text:list-item>
              <text:list-item>
                <text:p text:style-name="P8">void nachRechtsBewegen()</text:p>
              </text:list-item>
              <text:list-item>
                <text:p text:style-name="P8">void nachLinksBewegen()</text:p>
              </text:list-item>
              <text:list-item>
                <text:p text:style-name="P8">void nachObenBewegen()</text:p>
              </text:list-item>
              <text:list-item>
                <text:p text:style-name="P8">void nachUntenBewegen()</text:p>
              </text:list-item>
            </text:list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14">Asteroid (Model)</text:p>
          </table:table-cell>
          <table:table-cell table:style-name="Tabelle1.A1" office:value-type="string">
            <text:p text:style-name="P15">/ (alle Attribute sind private)</text:p>
            <text:p text:style-name="P14"/>
          </table:table-cell>
          <table:table-cell table:style-name="Tabelle1.A1" office:value-type="string">
            <text:list xml:id="list6210906436175398756" text:style-name="WWNum5">
              <text:list-item>
                <text:p text:style-name="P5">int getX()</text:p>
              </text:list-item>
              <text:list-item>
                <text:p text:style-name="P5">int getY()</text:p>
              </text:list-item>
              <text:list-item>
                <text:p text:style-name="P5">int getWidth()</text:p>
              </text:list-item>
              <text:list-item>
                <text:p text:style-name="P5">int getHeight()</text:p>
              </text:list-item>
              <text:list-item>
                <text:p text:style-name="P5">void reset()</text:p>
              </text:list-item>
              <text:list-item>
                <text:p text:style-name="P5">void setKollision(boolean)</text:p>
              </text:list-item>
              <text:list-item>
                <text:p text:style-name="P5">boolean getKollision()</text:p>
              </text:list-item>
              <text:list-item>
                <text:p text:style-name="P5">void alleInformieren()</text:p>
              </text:list-item>
              <text:list-item>
                <text:p text:style-name="P5">void anmelden(ModelBeobachter)</text:p>
              </text:list-item>
              <text:list-item>
                <text:p text:style-name="P5">void abmelden(ModelBeobachter)</text:p>
              </text:list-item>
              <text:list-item>
                <text:p text:style-name="P5">void fallen()</text:p>
              </text:list-item>
            </text:list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14">Controller</text:p>
          </table:table-cell>
          <table:table-cell table:style-name="Tabelle1.A1" office:value-type="string">
            <text:list xml:id="list6268551127936827037" text:style-name="WWNum10">
              <text:list-item>
                <text:p text:style-name="P6">Asteroid[] asteroiden </text:p>
              </text:list-item>
            </text:list>
          </table:table-cell>
          <table:table-cell table:style-name="Tabelle1.A1" office:value-type="string">
            <text:list xml:id="list5905161178433252977" text:style-name="WWNum6">
              <text:list-item>
                <text:p text:style-name="P7">void keyReleased(KeyEvent)</text:p>
              </text:list-item>
              <text:list-item>
                <text:p text:style-name="P7">void keyPressed(KeyEvent)</text:p>
              </text:list-item>
              <text:list-item>
                <text:p text:style-name="P7">void keyTyped(KeyEvent)</text:p>
              </text:list-item>
              <text:list-item>
                <text:p text:style-name="P7">void nextFrame()</text:p>
              </text:list-item>
              <text:list-item>
                <text:p text:style-name="P7">void fallenLassen()</text:p>
              </text:list-item>
              <text:list-item>
                <text:p text:style-name="P7">boolean checkCollision(Asteroid)</text:p>
              </text:list-item>
              <text:list-item>
                <text:p text:style-name="P7">boolean timeRunning()</text:p>
              </text:list-item>
              <text:list-item>
                <text:p text:style-name="P7">void reset()</text:p>
              </text:list-item>
              <text:list-item>
                <text:p text:style-name="P7">int getHp()</text:p>
              </text:list-item>
              <text:list-item>
                <text:p text:style-name="P7">boolean getStarted()</text:p>
              </text:list-item>
            </text:list>
            <text:p text:style-name="P17"/>
          </table:table-cell>
        </table:table-row>
        <table:table-row table:style-name="Tabelle1.1">
          <table:table-cell table:style-name="Tabelle1.A1" office:value-type="string">
            <text:p text:style-name="P14">View</text:p>
          </table:table-cell>
          <table:table-cell table:style-name="Tabelle1.A1" office:value-type="string">
            <text:list xml:id="list2827452038392320768" text:style-name="WWNum3">
              <text:list-item>
                <text:p text:style-name="P3"><text:span text:style-name="T2">static BufferedImage rbild</text:span></text:p>
              </text:list-item>
              <text:list-item>
                <text:p text:style-name="P3"><text:span text:style-name="T2">static BufferedImage abild</text:span></text:p>
              </text:list-item>
              <text:list-item>
                <text:p text:style-name="P3"><text:span text:style-name="T2">static BufferedImage hintergrund</text:span></text:p>
              </text:list-item>
              <text:list-item>
                <text:p text:style-name="P3"><text:span text:style-name="T2">static BufferedImage hbild</text:span></text:p>
              </text:list-item>
              <text:list-item>
                <text:p text:style-name="P3"><text:span text:style-name="T2">static BufferedImage gbild</text:span></text:p>
              </text:list-item>
              <text:list-item>
                <text:p text:style-name="P3"><text:span text:style-name="T2">static BufferedImage vbild</text:span></text:p>
              </text:list-item>
            </text:list>
            <text:p text:style-name="P10"/>
          </table:table-cell>
          <table:table-cell table:style-name="Tabelle1.A1" office:value-type="string">
            <text:list xml:id="list41478197" text:continue-numbering="true" text:style-name="WWNum3">
              <text:list-item>
                <text:p text:style-name="P3"><text:span text:style-name="T2">void raumschiffGeandert()</text:span></text:p>
              </text:list-item>
              <text:list-item>
                <text:p text:style-name="P3"><text:span text:style-name="T2">void asteroidGeandert()</text:span></text:p>
              </text:list-item>
              <text:list-item>
                <text:p text:style-name="P3"><text:span text:style-name="T2">void hauptmenueGeandert()</text:span></text:p>
              </text:list-item>
              <text:list-item>
                <text:p text:style-name="P3"><text:span text:style-name="T2">void paint(Graphics)</text:span></text:p>
              </text:list-item>
            </text:list>
            <text:p text:style-name="P18"/>
          </table:table-cell>
        </table:table-row>
        <table:table-row table:style-name="Tabelle1.1">
          <table:table-cell table:style-name="Tabelle1.A1" office:value-type="string">
            <text:p text:style-name="P14">&lt;&lt;interface&gt;&gt;</text:p>
            <text:p text:style-name="P14">Modelbeobachter</text:p>
          </table:table-cell>
          <table:table-cell table:style-name="Tabelle1.A1" office:value-type="string">
            <text:p text:style-name="P15">/ (keine Attribute vorhanden)</text:p>
            <text:p text:style-name="P14"/>
          </table:table-cell>
          <table:table-cell table:style-name="Tabelle1.A1" office:value-type="string">
            <text:list xml:id="list8414691412708718935" text:style-name="WWNum7">
              <text:list-item>
                <text:p text:style-name="P4">void raumschiffGeandert()</text:p>
              </text:list-item>
              <text:list-item>
                <text:p text:style-name="P4">void asteroidGeandert()</text:p>
              </text:list-item>
              <text:list-item>
                <text:p text:style-name="P4">void hauptmenueGeandert()</text:p>
              </text:list-item>
            </text:list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14">Hauptmenü</text:p>
          </table:table-cell>
          <table:table-cell table:style-name="Tabelle1.A1" office:value-type="string">
            <text:p text:style-name="P15">/ (alle Attribute sind private)</text:p>
            <text:p text:style-name="P14"/>
          </table:table-cell>
          <table:table-cell table:style-name="Tabelle1.A1" office:value-type="string">
            <text:list xml:id="list2261918412813028052" text:style-name="WWNum8">
              <text:list-item>
                <text:p text:style-name="P2">int getX()</text:p>
              </text:list-item>
              <text:list-item>
                <text:p text:style-name="P2">int getY()</text:p>
              </text:list-item>
              <text:list-item>
                <text:p text:style-name="P2">void anmelden(ModelBeobachter)</text:p>
              </text:list-item>
              <text:list-item>
                <text:p text:style-name="P2">void abmelden(ModelBeobachter)</text:p>
              </text:list-item>
              <text:list-item>
                <text:p text:style-name="P2">void alleInformieren()</text:p>
              </text:list-item>
            </text:list>
            <text:p text:style-name="P17"/>
          </table:table-cell>
        </table:table-row>
        <table:table-row table:style-name="Tabelle1.1">
          <table:table-cell table:style-name="Tabelle1.A1" office:value-type="string">
            <text:p text:style-name="P14">Main</text:p>
          </table:table-cell>
          <table:table-cell table:style-name="Tabelle1.A1" office:value-type="string">
            <text:p text:style-name="P15">/ (keine Attribute vorhanden)</text:p>
            <text:p text:style-name="P17"/>
          </table:table-cell>
          <table:table-cell table:style-name="Tabelle1.A1" office:value-type="string">
            <text:list xml:id="list1270319095752435483" text:style-name="WWNum9">
              <text:list-item>
                <text:p text:style-name="P1">static void main(String[] args)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14">RandomNumbers</text:p>
          </table:table-cell>
          <table:table-cell table:style-name="Tabelle1.A1" office:value-type="string">
            <text:p text:style-name="P15">/ (alle Attribute sind private)</text:p>
            <text:p text:style-name="P14"/>
          </table:table-cell>
          <table:table-cell table:style-name="Tabelle1.A1" office:value-type="string">
            <text:list xml:id="list41501451" text:continue-numbering="true" text:style-name="WWNum9">
              <text:list-item>
                <text:p text:style-name="P1">void rngPos()<text:bookmark text:name="Bookmark"/></text:p>
              </text:list-item>
              <text:list-item>
                <text:p text:style-name="P1">void rngNeg()</text:p>
              </text:list-item>
              <text:list-item>
                <text:p text:style-name="P1">int getRandPos()</text:p>
              </text:list-item>
              <text:list-item>
                <text:p text:style-name="P1">int getRandNeg()</text:p>
              </text:list-item>
            </text:list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2" style:display-name="ListLabel 2" style:family="text">
      <style:text-properties style:font-name-complex="Calibri1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4T15:17:59.33</meta:creation-date>
    <dc:date>2021-07-14T21:26:13.78</dc:date>
    <meta:editing-duration>PT6H8M14S</meta:editing-duration>
    <meta:editing-cycles>4</meta:editing-cycles>
    <meta:generator>OpenOffice/4.1.7$Win32 OpenOffice.org_project/417m1$Build-9800</meta:generator>
    <meta:print-date>2021-07-14T15:39:52.24</meta:print-date>
    <meta:document-statistic meta:table-count="1" meta:image-count="0" meta:object-count="0" meta:page-count="2" meta:paragraph-count="74" meta:word-count="230" meta:character-count="1781"/>
  </office:meta>
</office:document-meta>
</file>